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38.39mm" svg:y="39.78mm">
            <draw:object draw:notify-on-update-of-ranges="Feuille1.B1:Feuille1.B25 Feuille1.C1:Feuille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83.56" calcext:value-type="float">
            <text:p>283,56</text:p>
          </table:table-cell>
          <table:table-cell table:formula="of:=[.$H$3]*[.A1]+[.$I$3]" office:value-type="float" office:value="273.243415624552" calcext:value-type="float">
            <text:p>273,243415624552</text:p>
          </table:table-cell>
          <table:table-cell table:formula="of:=([.B1]-[.C1])^2" office:value-type="float" office:value="106.431913175743" calcext:value-type="float">
            <text:p>106,431913175743</text:p>
          </table:table-cell>
          <table:table-cell table:number-columns-repeated="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78.54" calcext:value-type="float">
            <text:p>278,54</text:p>
          </table:table-cell>
          <table:table-cell table:formula="of:=[.$H$3]*[.A2]+[.$I$3]" office:value-type="float" office:value="270.207431015997" calcext:value-type="float">
            <text:p>270,207431015997</text:p>
          </table:table-cell>
          <table:table-cell table:formula="of:=([.B2]-[.C2])^2" office:value-type="float" office:value="69.4317058731705" calcext:value-type="float">
            <text:p>69,4317058731705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66.79" calcext:value-type="float">
            <text:p>266,79</text:p>
          </table:table-cell>
          <table:table-cell table:formula="of:=[.$H$3]*[.A3]+[.$I$3]" office:value-type="float" office:value="267.171446407442" calcext:value-type="float">
            <text:p>267,171446407442</text:p>
          </table:table-cell>
          <table:table-cell table:formula="of:=([.B3]-[.C3])^2" office:value-type="float" office:value="0.145501361750462" calcext:value-type="float">
            <text:p>0,145501361750462</text:p>
          </table:table-cell>
          <table:table-cell table:number-columns-repeated="3"/>
          <table:table-cell office:value-type="float" office:value="-3.03598460855479" calcext:value-type="float">
            <text:p>-3,03598460855479</text:p>
          </table:table-cell>
          <table:table-cell office:value-type="float" office:value="6330.03270969135" calcext:value-type="float">
            <text:p>6330,0327096913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59.78" calcext:value-type="float">
            <text:p>259,78</text:p>
          </table:table-cell>
          <table:table-cell table:formula="of:=[.$H$3]*[.A4]+[.$I$3]" office:value-type="float" office:value="264.135461798887" calcext:value-type="float">
            <text:p>264,135461798887</text:p>
          </table:table-cell>
          <table:table-cell table:formula="of:=([.B4]-[.C4])^2" office:value-type="float" office:value="18.9700474815665" calcext:value-type="float">
            <text:p>18,9700474815665</text:p>
          </table:table-cell>
          <table:table-cell table:number-columns-repeated="5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6.15" calcext:value-type="float">
            <text:p>256,15</text:p>
          </table:table-cell>
          <table:table-cell table:formula="of:=[.$H$3]*[.A5]+[.$I$3]" office:value-type="float" office:value="261.099477190332" calcext:value-type="float">
            <text:p>261,099477190332</text:p>
          </table:table-cell>
          <table:table-cell table:formula="of:=([.B5]-[.C5])^2" office:value-type="float" office:value="24.4973244576213" calcext:value-type="float">
            <text:p>24,4973244576213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5.62" calcext:value-type="float">
            <text:p>255,62</text:p>
          </table:table-cell>
          <table:table-cell table:formula="of:=[.$H$3]*[.A6]+[.$I$3]" office:value-type="float" office:value="258.063492581778" calcext:value-type="float">
            <text:p>258,063492581778</text:p>
          </table:table-cell>
          <table:table-cell table:formula="of:=([.B6]-[.C6])^2" office:value-type="float" office:value="5.97065599720218" calcext:value-type="float">
            <text:p>5,97065599720218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47.74" calcext:value-type="float">
            <text:p>247,74</text:p>
          </table:table-cell>
          <table:table-cell table:formula="of:=[.$H$3]*[.A7]+[.$I$3]" office:value-type="float" office:value="255.027507973223" calcext:value-type="float">
            <text:p>255,027507973223</text:p>
          </table:table-cell>
          <table:table-cell table:formula="of:=([.B7]-[.C7])^2" office:value-type="float" office:value="53.1077724597855" calcext:value-type="float">
            <text:p>53,1077724597855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53.29" calcext:value-type="float">
            <text:p>253,29</text:p>
          </table:table-cell>
          <table:table-cell table:formula="of:=[.$H$3]*[.A8]+[.$I$3]" office:value-type="float" office:value="251.991523364668" calcext:value-type="float">
            <text:p>251,991523364668</text:p>
          </table:table-cell>
          <table:table-cell table:formula="of:=([.B8]-[.C8])^2" office:value-type="float" office:value="1.68604157250321" calcext:value-type="float">
            <text:p>1,68604157250321</text:p>
          </table:table-cell>
          <table:table-cell table:number-columns-repeated="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47.54" calcext:value-type="float">
            <text:p>247,54</text:p>
          </table:table-cell>
          <table:table-cell table:formula="of:=[.$H$3]*[.A9]+[.$I$3]" office:value-type="float" office:value="248.955538756113" calcext:value-type="float">
            <text:p>248,955538756113</text:p>
          </table:table-cell>
          <table:table-cell table:formula="of:=([.B9]-[.C9])^2" office:value-type="float" office:value="2.00374997005833" calcext:value-type="float">
            <text:p>2,00374997005833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48.8" calcext:value-type="float">
            <text:p>248,8</text:p>
          </table:table-cell>
          <table:table-cell table:formula="of:=[.$H$3]*[.A10]+[.$I$3]" office:value-type="float" office:value="245.919554147558" calcext:value-type="float">
            <text:p>245,919554147558</text:p>
          </table:table-cell>
          <table:table-cell table:formula="of:=([.B10]-[.C10])^2" office:value-type="float" office:value="8.29696830884865" calcext:value-type="float">
            <text:p>8,29696830884865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42.28" calcext:value-type="float">
            <text:p>242,28</text:p>
          </table:table-cell>
          <table:table-cell table:formula="of:=[.$H$3]*[.A11]+[.$I$3]" office:value-type="float" office:value="242.883569539003" calcext:value-type="float">
            <text:p>242,883569539003</text:p>
          </table:table-cell>
          <table:table-cell table:formula="of:=([.B11]-[.C11])^2" office:value-type="float" office:value="0.364296188412865" calcext:value-type="float">
            <text:p>0,364296188412865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2.94" calcext:value-type="float">
            <text:p>242,94</text:p>
          </table:table-cell>
          <table:table-cell table:formula="of:=[.$H$3]*[.A12]+[.$I$3]" office:value-type="float" office:value="239.847584930449" calcext:value-type="float">
            <text:p>239,847584930449</text:p>
          </table:table-cell>
          <table:table-cell table:formula="of:=([.B12]-[.C12])^2" office:value-type="float" office:value="9.56303096238828" calcext:value-type="float">
            <text:p>9,56303096238828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35.04" calcext:value-type="float">
            <text:p>235,04</text:p>
          </table:table-cell>
          <table:table-cell table:formula="of:=[.$H$3]*[.A13]+[.$I$3]" office:value-type="float" office:value="236.811600321894" calcext:value-type="float">
            <text:p>236,811600321894</text:p>
          </table:table-cell>
          <table:table-cell table:formula="of:=([.B13]-[.C13])^2" office:value-type="float" office:value="3.13856770053432" calcext:value-type="float">
            <text:p>3,13856770053432</text:p>
          </table:table-cell>
          <table:table-cell table:number-columns-repeated="5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36.59" calcext:value-type="float">
            <text:p>236,59</text:p>
          </table:table-cell>
          <table:table-cell table:formula="of:=[.$H$3]*[.A14]+[.$I$3]" office:value-type="float" office:value="233.775615713339" calcext:value-type="float">
            <text:p>233,775615713339</text:p>
          </table:table-cell>
          <table:table-cell table:formula="of:=([.B14]-[.C14])^2" office:value-type="float" office:value="7.9207589130044" calcext:value-type="float">
            <text:p>7,9207589130044</text:p>
          </table:table-cell>
          <table:table-cell table:number-columns-repeated="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7.51" calcext:value-type="float">
            <text:p>227,51</text:p>
          </table:table-cell>
          <table:table-cell table:formula="of:=[.$H$3]*[.A15]+[.$I$3]" office:value-type="float" office:value="230.739631104784" calcext:value-type="float">
            <text:p>230,739631104784</text:p>
          </table:table-cell>
          <table:table-cell table:formula="of:=([.B15]-[.C15])^2" office:value-type="float" office:value="10.4305170729895" calcext:value-type="float">
            <text:p>10,4305170729895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7.91" calcext:value-type="float">
            <text:p>227,91</text:p>
          </table:table-cell>
          <table:table-cell table:formula="of:=[.$H$3]*[.A16]+[.$I$3]" office:value-type="float" office:value="227.703646496229" calcext:value-type="float">
            <text:p>227,703646496229</text:p>
          </table:table-cell>
          <table:table-cell table:formula="of:=([.B16]-[.C16])^2" office:value-type="float" office:value="0.0425817685184266" calcext:value-type="float">
            <text:p>0,042581768518427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8.45" calcext:value-type="float">
            <text:p>228,45</text:p>
          </table:table-cell>
          <table:table-cell table:formula="of:=[.$H$3]*[.A17]+[.$I$3]" office:value-type="float" office:value="224.667661887675" calcext:value-type="float">
            <text:p>224,667661887675</text:p>
          </table:table-cell>
          <table:table-cell table:formula="of:=([.B17]-[.C17])^2" office:value-type="float" office:value="14.3060815959498" calcext:value-type="float">
            <text:p>14,3060815959498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9.25" calcext:value-type="float">
            <text:p>209,25</text:p>
          </table:table-cell>
          <table:table-cell table:formula="of:=[.$H$3]*[.A18]+[.$I$3]" office:value-type="float" office:value="221.63167727912" calcext:value-type="float">
            <text:p>221,63167727912</text:p>
          </table:table-cell>
          <table:table-cell table:formula="of:=([.B18]-[.C18])^2" office:value-type="float" office:value="153.305932244269" calcext:value-type="float">
            <text:p>153,305932244269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8.86" calcext:value-type="float">
            <text:p>208,86</text:p>
          </table:table-cell>
          <table:table-cell table:formula="of:=[.$H$3]*[.A19]+[.$I$3]" office:value-type="float" office:value="218.595692670565" calcext:value-type="float">
            <text:p>218,595692670565</text:p>
          </table:table-cell>
          <table:table-cell table:formula="of:=([.B19]-[.C19])^2" office:value-type="float" office:value="94.78371177569" calcext:value-type="float">
            <text:p>94,78371177569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1.71" calcext:value-type="float">
            <text:p>211,71</text:p>
          </table:table-cell>
          <table:table-cell table:formula="of:=[.$H$3]*[.A20]+[.$I$3]" office:value-type="float" office:value="215.55970806201" calcext:value-type="float">
            <text:p>215,55970806201</text:p>
          </table:table-cell>
          <table:table-cell table:formula="of:=([.B20]-[.C20])^2" office:value-type="float" office:value="14.820252162705" calcext:value-type="float">
            <text:p>14,820252162705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6.07" calcext:value-type="float">
            <text:p>206,07</text:p>
          </table:table-cell>
          <table:table-cell table:formula="of:=[.$H$3]*[.A21]+[.$I$3]" office:value-type="float" office:value="212.523723453455" calcext:value-type="float">
            <text:p>212,523723453455</text:p>
          </table:table-cell>
          <table:table-cell table:formula="of:=([.B21]-[.C21])^2" office:value-type="float" office:value="41.6505464136779" calcext:value-type="float">
            <text:p>41,6505464136779</text:p>
          </table:table-cell>
          <table:table-cell table:number-columns-repeated="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3.39" calcext:value-type="float">
            <text:p>213,39</text:p>
          </table:table-cell>
          <table:table-cell table:formula="of:=[.$H$3]*[.A22]+[.$I$3]" office:value-type="float" office:value="209.487738844901" calcext:value-type="float">
            <text:p>209,487738844901</text:p>
          </table:table-cell>
          <table:table-cell table:formula="of:=([.B22]-[.C22])^2" office:value-type="float" office:value="15.2276421225922" calcext:value-type="float">
            <text:p>15,2276421225922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7.62" calcext:value-type="float">
            <text:p>217,62</text:p>
          </table:table-cell>
          <table:table-cell table:formula="of:=[.$H$3]*[.A23]+[.$I$3]" office:value-type="float" office:value="206.451754236346" calcext:value-type="float">
            <text:p>206,451754236346</text:p>
          </table:table-cell>
          <table:table-cell table:formula="of:=([.B23]-[.C23])^2" office:value-type="float" office:value="124.729713437365" calcext:value-type="float">
            <text:p>124,729713437365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2.82" calcext:value-type="float">
            <text:p>212,82</text:p>
          </table:table-cell>
          <table:table-cell table:formula="of:=[.$H$3]*[.A24]+[.$I$3]" office:value-type="float" office:value="203.415769627792" calcext:value-type="float">
            <text:p>203,415769627792</text:p>
          </table:table-cell>
          <table:table-cell table:formula="of:=([.B24]-[.C24])^2" office:value-type="float" office:value="88.4395488935662" calcext:value-type="float">
            <text:p>88,4395488935662</text:p>
          </table:table-cell>
          <table:table-cell table:number-columns-repeated="5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2.04" calcext:value-type="float">
            <text:p>202,04</text:p>
          </table:table-cell>
          <table:table-cell table:formula="of:=[.$H$3]*[.A25]+[.$I$3]" office:value-type="float" office:value="200.379785019237" calcext:value-type="float">
            <text:p>200,379785019237</text:p>
          </table:table-cell>
          <table:table-cell table:formula="of:=([.B25]-[.C25])^2" office:value-type="float" office:value="2.75631378235051" calcext:value-type="float">
            <text:p>2,756313782350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1:.D25])" office:value-type="float" office:value="872.021175692263" calcext:value-type="float">
            <text:p>872,02117569226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7:29:52.107964956</meta:creation-date>
    <dc:date>2020-08-07T18:44:05.999173894</dc:date>
    <meta:editing-duration>PT51M33S</meta:editing-duration>
    <meta:editing-cycles>1</meta:editing-cycles>
    <meta:document-statistic meta:table-count="1" meta:cell-count="10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1.B1:Feuille1.C25" svg:x="0.32cm" svg:y="0.18cm" svg:width="12.428cm" svg:height="8.64cm">
          <chartooo:coordinate-region svg:x="1.127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25" chart:class="chart:line">
            <chart:data-point chart:repeated="25"/>
          </chart:series>
          <chart:series chart:style-name="ch7" chart:values-cell-range-address="Feuille1.C1:Feuille1.C25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56">
                <text:p>283.56</text:p>
                <draw:g>
                  <svg:desc>Feuille1.B1:Feuille1.B25</svg:desc>
                </draw:g>
              </table:table-cell>
              <table:table-cell office:value-type="float" office:value="273.243415624552">
                <text:p>273.243415624552</text:p>
                <draw:g>
                  <svg:desc>Feuille1.C1:Feuille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.54">
                <text:p>278.54</text:p>
              </table:table-cell>
              <table:table-cell office:value-type="float" office:value="270.207431015997">
                <text:p>270.207431015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6.79">
                <text:p>266.79</text:p>
              </table:table-cell>
              <table:table-cell office:value-type="float" office:value="267.171446407442">
                <text:p>267.171446407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.78">
                <text:p>259.78</text:p>
              </table:table-cell>
              <table:table-cell office:value-type="float" office:value="264.135461798887">
                <text:p>264.135461798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.15">
                <text:p>256.15</text:p>
              </table:table-cell>
              <table:table-cell office:value-type="float" office:value="261.099477190332">
                <text:p>261.099477190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.62">
                <text:p>255.62</text:p>
              </table:table-cell>
              <table:table-cell office:value-type="float" office:value="258.063492581778">
                <text:p>258.063492581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.74">
                <text:p>247.74</text:p>
              </table:table-cell>
              <table:table-cell office:value-type="float" office:value="255.027507973223">
                <text:p>255.027507973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.29">
                <text:p>253.29</text:p>
              </table:table-cell>
              <table:table-cell office:value-type="float" office:value="251.991523364668">
                <text:p>251.991523364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7.54">
                <text:p>247.54</text:p>
              </table:table-cell>
              <table:table-cell office:value-type="float" office:value="248.955538756113">
                <text:p>248.955538756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8.8">
                <text:p>248.8</text:p>
              </table:table-cell>
              <table:table-cell office:value-type="float" office:value="245.919554147558">
                <text:p>245.919554147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2.28">
                <text:p>242.28</text:p>
              </table:table-cell>
              <table:table-cell office:value-type="float" office:value="242.883569539003">
                <text:p>242.883569539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2.94">
                <text:p>242.94</text:p>
              </table:table-cell>
              <table:table-cell office:value-type="float" office:value="239.847584930449">
                <text:p>239.847584930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5.04">
                <text:p>235.04</text:p>
              </table:table-cell>
              <table:table-cell office:value-type="float" office:value="236.811600321894">
                <text:p>236.811600321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.59">
                <text:p>236.59</text:p>
              </table:table-cell>
              <table:table-cell office:value-type="float" office:value="233.775615713339">
                <text:p>233.775615713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7.51">
                <text:p>227.51</text:p>
              </table:table-cell>
              <table:table-cell office:value-type="float" office:value="230.739631104784">
                <text:p>230.739631104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.91">
                <text:p>227.91</text:p>
              </table:table-cell>
              <table:table-cell office:value-type="float" office:value="227.703646496229">
                <text:p>227.703646496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8.45">
                <text:p>228.45</text:p>
              </table:table-cell>
              <table:table-cell office:value-type="float" office:value="224.667661887675">
                <text:p>224.667661887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.25">
                <text:p>209.25</text:p>
              </table:table-cell>
              <table:table-cell office:value-type="float" office:value="221.63167727912">
                <text:p>221.63167727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8.86">
                <text:p>208.86</text:p>
              </table:table-cell>
              <table:table-cell office:value-type="float" office:value="218.595692670565">
                <text:p>218.595692670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.71">
                <text:p>211.71</text:p>
              </table:table-cell>
              <table:table-cell office:value-type="float" office:value="215.55970806201">
                <text:p>215.55970806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.07">
                <text:p>206.07</text:p>
              </table:table-cell>
              <table:table-cell office:value-type="float" office:value="212.523723453455">
                <text:p>212.523723453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3.39">
                <text:p>213.39</text:p>
              </table:table-cell>
              <table:table-cell office:value-type="float" office:value="209.487738844901">
                <text:p>209.487738844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7.62">
                <text:p>217.62</text:p>
              </table:table-cell>
              <table:table-cell office:value-type="float" office:value="206.451754236346">
                <text:p>206.451754236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2.82">
                <text:p>212.82</text:p>
              </table:table-cell>
              <table:table-cell office:value-type="float" office:value="203.415769627792">
                <text:p>203.415769627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2.04">
                <text:p>202.04</text:p>
              </table:table-cell>
              <table:table-cell office:value-type="float" office:value="200.379785019237">
                <text:p>200.379785019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